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5.8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phamental DB Errors</text:p>
          </table:table-cell>
          <table:table-cell/>
        </table:table-row>
        <table:table-row table:style-name="ro1">
          <table:table-cell office:value-type="string" calcext:value-type="string">
            <text:p>Message_Number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User account must be configured prior to placing order.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If executed at limit price, this order would result in a smaller than allowable position size.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If executed at limit price, this order would result in a larger than allowable position size.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Buy to open order type is incompatible with portfolio short position in this security.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Buy to close order type does not apply due to portfolio is not short this security.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ell to open order type is incompatible with portfolio long position in this security.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ell to close order type does not apply due to portfolio is not long this security.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Order Save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7:37:27.031780600</meta:creation-date>
    <dc:date>2016-02-07T17:45:40.846123610</dc:date>
    <meta:editing-duration>P0D</meta:editing-duration>
    <meta:editing-cycles>1</meta:editing-cycles>
    <meta:document-statistic meta:table-count="1" meta:cell-count="19" meta:object-count="0"/>
    <meta:generator>LibreOffice/4.2.8.2$Linux_X86_64 LibreOffice_project/420m0$Build-2</meta:generator>
  </office:meta>
</office:document-meta>
</file>